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T1"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scussion &amp; Conclusion</text:p>
      <text:p text:style-name="Standard"/>
      <text:list xml:id="list1940098279" text:style-name="L1">
        <text:list-item>
          <text:p text:style-name="P1">Multiple velocity components</text:p>
        </text:list-item>
      </text:list>
      <text:p text:style-name="Standard"/>
      <text:p text:style-name="Standard">The two distinct velocity components seen by \cite{bern79} in CO absorption against the stellar spectrum at 4.6 $\mu$m have been detected at 230 GHz for the first time.</text:p>
      <text:p text:style-name="Standard">The first velocity component known as S1 has an expansion velocity of 10 km s-1 \citep{bern79} and is detected in our C configuration image cube. Here, the CO spectrum shows a blueshifted expansion velocity of 10 km s-1 in agreement with \cite{bern79} but has a larger redshifted expansion velocity of 13 km s-1. The extended CARMA C configuration is not sensitive to emission ~&gt; 4.5\arcsec and provides little detail on the S2 velocity component which has an expansion velocity of \citep{bern79} and is known to be more extended than the S1 component \citep{bern79, hugg86}. An extreme blue wing of the CO spectrum appears in the D and E configuration image cubes at an expansion velocity of 16 km s-1. These CARMA configurations are more sensitive to the extended S2 emission and as the expansion velocity of this blue wing is in close agreement with that reported by \cite{bern79}, we identify this extreme blue wing with the S2 velocity component.</text:p>
      <text:p text:style-name="Standard"/>
      <text:list xml:id="list67707425" text:continue-numbering="true" text:style-name="L1">
        <text:list-item>
          <text:p text:style-name="P1">Shell Size</text:p>
        </text:list-item>
      </text:list>
      <text:p text:style-name="Standard"/>
      <text:p text:style-name="Standard">The spatial scales of the two shells (S1 and S2) have not been directly determined from either the CO infrared absorption spectra of \cite{bern79} or previous single dish radio observations (e.g. Knapp, Huggins, Huggins). Our combined configuration image cube has sufficient spatial resolution and signal-to-noise to make direct estimates on the size of both of these shells. The S1 shell extends out to an average distance of $\sim$ 4.5$\arcsec$. It is more extended in the S-W direction due mainly to the presence of the second emission feature in the D configuration data. (insert a line re 2<text:span text:style-name="T1">nd</text:span> feature). It is not clear from the data whether the S1 shell is discrete or is an extension of the current wind phase seen in ultraviolet spectra (ref) and cm-radio continuum interferometry (ref). <text:s text:c="2"/>S2 shell ...</text:p>
      <text:p text:style-name="Standard"/>
      <text:p text:style-name="Standard">Our spatial resolution of 0.8$\arcsec$ is not sufficient to determine if the S1 shell is discrete. It is possible that this shell is an extension ... and we conclude that it’s inner radius is 0.8</text:p>
      <text:p text:style-name="Standard"/>
      <text:p text:style-name="Standard">The S2 shell extends out to a radius of at least 12$\arcsec$ which is the maximum distance we can sample out to with sufficient accuracy in the combined image. Our limited field of view means that we cannot conclude if the spatial scale of the S2 shell extends beyond 12$\arcsec$. </text:p>
      <text:list xml:id="list1652756634" text:continue-numbering="true" text:style-name="L1">
        <text:list-header>
          <text:p text:style-name="P1"/>
        </text:list-header>
        <text:list-item>
          <text:p text:style-name="P1">Compare to previous papers spectrum</text:p>
        </text:list-item>
      </text:list>
      <text:p text:style-name="Standard"/>
      <text:p text:style-name="Standard">The shape of our combined image cube spectra for extraction area of radii 6$\arcsec$ or greater are in reasonable agreement with previous high signal to noise single dish CO(J=2-1) spectra. Our total line width of 30 km s${}^{-1}$ is in good agreement with \cite{hugg86} and \cite{hugg94} who report line widths of 28.6 km s${}^{-1}$ and 30 km s${}^{-1}$ respectively. <text:s/>The blue wing in both of these spectra are the dominant emission features of the line and this is also true in our combined spectra at extraction areas &gt;~6$\arcsec$. The IRAM 30m telescope in \cite{hugg94} has only a beam size of 12$\arcsec$ at 230 GHz and yet produces a similar line profile shape to \cite{higg86} who uses a larger beam size of $\sim$30$\arcsec$. From this, one would expect that the majority of the blue wing emission is compact. However, our combined spectra show a continuous increase in the blue wing emission as we take larger extraction regions and as we can see a faint ring structure out to our field of view we believe the S2 shell is more extended than suggested by these previous single dish observations. </text:p>
      <text:list xml:id="list648161422" text:continue-numbering="true" text:style-name="L1">
        <text:list-header>
          <text:p text:style-name="P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amon </meta:initial-creator>
    <meta:creation-date>2011-08-30T15:48:24</meta:creation-date>
    <dc:date>2011-09-08T12:03:21</dc:date>
    <dc:creator>Eamon O'Gorman</dc:creator>
    <meta:editing-duration>PT148H33M45S</meta:editing-duration>
    <meta:editing-cycles>6</meta:editing-cycles>
    <meta:generator>OpenOffice.org/3.1$Unix OpenOffice.org_project/310m19$Build-9420</meta:generator>
    <meta:document-statistic meta:table-count="0" meta:image-count="0" meta:object-count="0" meta:page-count="1" meta:paragraph-count="10" meta:word-count="608" meta:character-count="3612"/>
  </office:meta>
</office:document-meta>
</file>